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13" calcext:value-type="float">
            <text:p>1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23" calcext:value-type="float">
            <text:p>2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33" calcext:value-type="float">
            <text:p>3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43" calcext:value-type="float">
            <text:p>4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6:05:51.23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